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is created by the UK Developer test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9$Win32 OpenOffice.org_project/419m1$Build-9805</meta:generator>
    <dc:date>2023-12-11T11:08:56.43</dc:date>
    <meta:document-statistic meta:table-count="0" meta:image-count="0" meta:object-count="0" meta:page-count="1" meta:paragraph-count="1" meta:word-count="9" meta:character-count="47"/>
    <dc:creator>Abhishek Yadav</dc:creator>
    <meta:user-defined meta:name="Info 1"/>
    <meta:user-defined meta:name="Info 2"/>
    <meta:user-defined meta:name="Info 3"/>
    <meta:user-defined meta:name="Info 4"/>
  </office:meta>
</office:document-meta>
</file>